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15.6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Designator</text:p>
          </table:table-cell>
          <table:table-cell office:value-type="string">
            <text:p>MFG PN</text:p>
          </table:table-cell>
          <table:table-cell office:value-type="string">
            <text:p>qty</text:p>
          </table:table-cell>
          <table:table-cell office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>
            <text:p>J1</text:p>
          </table:table-cell>
          <table:table-cell office:value-type="string">
            <text:p>71918-214LF</text:p>
          </table:table-cell>
          <table:table-cell office:value-type="float" office:value="1">
            <text:p>1</text:p>
          </table:table-cell>
          <table:table-cell office:value-type="string">
            <text:p><text:a xlink:href="https://www.digikey.ca/products/en?keywords=609-4495-ND">https://www.digikey.ca/products/en?keywords=609-4495-ND</text:a></text:p>
          </table:table-cell>
          <table:table-cell table:number-columns-repeated="1017"/>
        </table:table-row>
        <table:table-row table:style-name="ro2">
          <table:table-cell office:value-type="string">
            <text:p>J2,J7</text:p>
          </table:table-cell>
          <table:table-cell office:value-type="string">
            <text:p>TB007-508-02BE</text:p>
          </table:table-cell>
          <table:table-cell office:value-type="float" office:value="2">
            <text:p>2</text:p>
          </table:table-cell>
          <table:table-cell table:style-name="ce2" office:value-type="string">
            <text:p><text:a xlink:href="https://www.digikey.ca/products/en?keywords=102-6203-ND">https://www.digikey.ca/products/en?keywords=102-6203-ND</text:a> </text:p>
          </table:table-cell>
          <table:table-cell table:number-columns-repeated="1017"/>
        </table:table-row>
        <table:table-row table:style-name="ro3">
          <table:table-cell office:value-type="string">
            <text:p>J3-J6,J9-J16</text:p>
          </table:table-cell>
          <table:table-cell office:value-type="string">
            <text:p>B2B-EH-A(LF)(SN)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a xlink:href="https://www.digikey.ca/products/en?keywords=455-1611-ND">https://www.digikey.ca/products/en?keywords=455-1611-ND</text:a> </text:p>
          </table:table-cell>
          <table:table-cell table:number-columns-repeated="1017"/>
        </table:table-row>
        <table:table-row table:style-name="ro3">
          <table:table-cell office:value-type="string">
            <text:p>F1,F2</text:p>
          </table:table-cell>
          <table:table-cell office:value-type="float" office:value="56000001009">
            <text:p>56000001009</text:p>
          </table:table-cell>
          <table:table-cell office:value-type="float" office:value="2">
            <text:p>2</text:p>
          </table:table-cell>
          <table:table-cell table:style-name="ce2" office:value-type="string">
            <text:p><text:a xlink:href="https://www.digikey.ca/products/en?keywords=WK6235-ND">https://www.digikey.ca/products/en?keywords=WK6235-ND</text:a> </text:p>
          </table:table-cell>
          <table:table-cell table:number-columns-repeated="1017"/>
        </table:table-row>
        <table:table-row table:style-name="ro3">
          <table:table-cell office:value-type="string">
            <text:p>D1</text:p>
          </table:table-cell>
          <table:table-cell office:value-type="string">
            <text:p>MBR340RLG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products/en?keywords=MBR340RLGOSCT-ND">https://www.digikey.ca/products/en?keywords=MBR340RLGOSCT-ND</text:a> </text:p>
          </table:table-cell>
          <table:table-cell table:number-columns-repeated="1017"/>
        </table:table-row>
        <table:table-row table:style-name="ro1">
          <table:table-cell office:value-type="string">
            <text:p>D2-D6</text:p>
          </table:table-cell>
          <table:table-cell office:value-type="string">
            <text:p>WP710A10SECK/J3</text:p>
          </table:table-cell>
          <table:table-cell office:value-type="float" office:value="5">
            <text:p>5</text:p>
          </table:table-cell>
          <table:table-cell table:style-name="ce2" office:value-type="string">
            <text:p><text:s/><text:a xlink:href="https://www.digikey.ca/products/en/optoelectronics/led-indication-discrete/105?k=754-1756-ND">https://www.digikey.ca/products/en/optoelectronics/led-indication-discrete/105?k=754-1756-ND</text:a></text:p>
          </table:table-cell>
          <table:table-cell table:number-columns-repeated="1017"/>
        </table:table-row>
        <table:table-row table:style-name="ro3">
          <table:table-cell office:value-type="string">
            <text:p>R1,R14,R15</text:p>
          </table:table-cell>
          <table:table-cell office:value-type="string">
            <text:p>MFR-25FBF52-10K</text:p>
          </table:table-cell>
          <table:table-cell office:value-type="float" office:value="3">
            <text:p>3</text:p>
          </table:table-cell>
          <table:table-cell table:style-name="ce2" office:value-type="string">
            <text:p><text:a xlink:href="https://www.digikey.ca/en/products/detail/yageo/MFR-25FBF52-10K/13219">https://www.digikey.ca/en/products/detail/yageo/MFR-25FBF52-10K/13219</text:a> </text:p>
          </table:table-cell>
          <table:table-cell table:number-columns-repeated="1017"/>
        </table:table-row>
        <table:table-row table:style-name="ro3">
          <table:table-cell office:value-type="string">
            <text:p>R2</text:p>
          </table:table-cell>
          <table:table-cell office:value-type="string">
            <text:p>MFR-25FBF52-7K87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yageo/MFR-25FBF52-7K87/13199">https://www.digikey.ca/en/products/detail/yageo/MFR-25FBF52-7K87/13199</text:a> </text:p>
          </table:table-cell>
          <table:table-cell table:number-columns-repeated="1017"/>
        </table:table-row>
        <table:table-row table:style-name="ro3">
          <table:table-cell office:value-type="string">
            <text:p>R3</text:p>
          </table:table-cell>
          <table:table-cell office:value-type="string">
            <text:p>MFR-25FBF52-1K27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yageo/MFR-25FBF52-1K27/13031">https://www.digikey.ca/en/products/detail/yageo/MFR-25FBF52-1K27/13031</text:a> </text:p>
          </table:table-cell>
          <table:table-cell table:number-columns-repeated="1017"/>
        </table:table-row>
        <table:table-row table:style-name="ro3">
          <table:table-cell office:value-type="string">
            <text:p>R5</text:p>
          </table:table-cell>
          <table:table-cell office:value-type="string">
            <text:p>MFR-25FBF52-20K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yageo/MFR-25FBF52-20K/13276">https://www.digikey.ca/en/products/detail/yageo/MFR-25FBF52-20K/13276</text:a> </text:p>
          </table:table-cell>
          <table:table-cell table:number-columns-repeated="1017"/>
        </table:table-row>
        <table:table-row table:style-name="ro3">
          <table:table-cell office:value-type="string">
            <text:p>R6</text:p>
          </table:table-cell>
          <table:table-cell office:value-type="string">
            <text:p>MFR-25FBF52-2K87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yageo/MFR-25FBF52-2K87/13116">https://www.digikey.ca/en/products/detail/yageo/MFR-25FBF52-2K87/13116</text:a> </text:p>
          </table:table-cell>
          <table:table-cell table:number-columns-repeated="1017"/>
        </table:table-row>
        <table:table-row table:style-name="ro1">
          <table:table-cell office:value-type="string">
            <text:p>R7</text:p>
          </table:table-cell>
          <table:table-cell office:value-type="string">
            <text:p>MFR-25FBF52-24K9</text:p>
          </table:table-cell>
          <table:table-cell/>
          <table:table-cell table:style-name="ce2" office:value-type="string">
            <text:p><text:a xlink:href="https://www.digikey.ca/en/products/detail/yageo/MFR-25FBF52-24K9/13294">https://www.digikey.ca/en/products/detail/yageo/MFR-25FBF52-24K9/13294</text:a> </text:p>
          </table:table-cell>
          <table:table-cell table:number-columns-repeated="1017"/>
        </table:table-row>
        <table:table-row table:style-name="ro1">
          <table:table-cell office:value-type="string">
            <text:p>R10</text:p>
          </table:table-cell>
          <table:table-cell office:value-type="string">
            <text:p>CFR-25JB-52-220R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yageo/CFR-25JB-52-220R/1295">https://www.digikey.ca/en/products/detail/yageo/CFR-25JB-52-220R/1295</text:a> </text:p>
          </table:table-cell>
          <table:table-cell table:number-columns-repeated="1017"/>
        </table:table-row>
        <table:table-row table:style-name="ro1">
          <table:table-cell office:value-type="string">
            <text:p>R11-13</text:p>
          </table:table-cell>
          <table:table-cell office:value-type="string">
            <text:p>MFR-25FBF52-1K</text:p>
          </table:table-cell>
          <table:table-cell office:value-type="float" office:value="3">
            <text:p>3</text:p>
          </table:table-cell>
          <table:table-cell table:style-name="ce2" office:value-type="string">
            <text:p><text:a xlink:href="https://www.digikey.ca/en/products/detail/yageo/MFR-25FBF52-1K/13011">https://www.digikey.ca/en/products/detail/yageo/MFR-25FBF52-1K/13011</text:a> </text:p>
          </table:table-cell>
          <table:table-cell table:number-columns-repeated="1017"/>
        </table:table-row>
        <table:table-row table:style-name="ro1">
          <table:table-cell office:value-type="string">
            <text:p>R16</text:p>
          </table:table-cell>
          <table:table-cell office:value-type="string">
            <text:p>MFR-25FBF52-2K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yageo/MFR-25FBF52-2K/13070">https://www.digikey.ca/en/products/detail/yageo/MFR-25FBF52-2K/13070</text:a> </text:p>
          </table:table-cell>
          <table:table-cell table:number-columns-repeated="1017"/>
        </table:table-row>
        <table:table-row table:style-name="ro1">
          <table:table-cell office:value-type="string">
            <text:p>R17</text:p>
          </table:table-cell>
          <table:table-cell office:value-type="string">
            <text:p>CFR-25JB-52-560R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yageo/CFR-25JB-52-560R/2464">https://www.digikey.ca/en/products/detail/yageo/CFR-25JB-52-560R/2464</text:a> </text:p>
          </table:table-cell>
          <table:table-cell table:number-columns-repeated="1017"/>
        </table:table-row>
        <table:table-row table:style-name="ro1">
          <table:table-cell office:value-type="string">
            <text:p>R18</text:p>
          </table:table-cell>
          <table:table-cell office:value-type="string">
            <text:p>CFR-25JB-52-3K9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yageo/CFR-25JB-52-3K9/1473">https://www.digikey.ca/en/products/detail/yageo/CFR-25JB-52-3K9/1473</text:a> </text:p>
          </table:table-cell>
          <table:table-cell table:number-columns-repeated="1017"/>
        </table:table-row>
        <table:table-row table:style-name="ro1">
          <table:table-cell office:value-type="string">
            <text:p>C1,C15,C18</text:p>
          </table:table-cell>
          <table:table-cell office:value-type="string">
            <text:p>C322C104K5R5TA</text:p>
          </table:table-cell>
          <table:table-cell office:value-type="float" office:value="3">
            <text:p>3</text:p>
          </table:table-cell>
          <table:table-cell table:style-name="ce2" office:value-type="string">
            <text:p><text:a xlink:href="https://www.digikey.ca/en/products/detail/kemet/C322C104K5R5TA/818105">https://www.digikey.ca/en/products/detail/kemet/C322C104K5R5TA/818105</text:a> </text:p>
          </table:table-cell>
          <table:table-cell table:number-columns-repeated="1017"/>
        </table:table-row>
        <table:table-row table:style-name="ro1">
          <table:table-cell office:value-type="string">
            <text:p>C2,C3</text:p>
          </table:table-cell>
          <table:table-cell office:value-type="string">
            <text:p>ECA-1VM100I</text:p>
          </table:table-cell>
          <table:table-cell office:value-type="float" office:value="2">
            <text:p>2</text:p>
          </table:table-cell>
          <table:table-cell table:style-name="ce2" office:value-type="string">
            <text:p><text:a xlink:href="https://www.digikey.ca/en/products/detail/panasonic-electronic-components/ECA-1VM100I/6109447">https://www.digikey.ca/en/products/detail/panasonic-electronic-components/ECA-1VM100I/6109447</text:a> </text:p>
          </table:table-cell>
          <table:table-cell table:number-columns-repeated="1017"/>
        </table:table-row>
        <table:table-row table:style-name="ro1">
          <table:table-cell office:value-type="string">
            <text:p>C4,C8,C11</text:p>
          </table:table-cell>
          <table:table-cell office:value-type="string">
            <text:p>ECA-1HHG101B</text:p>
          </table:table-cell>
          <table:table-cell office:value-type="float" office:value="3">
            <text:p>3</text:p>
          </table:table-cell>
          <table:table-cell table:style-name="ce2" office:value-type="string">
            <text:p><text:a xlink:href="https://www.digikey.ca/en/products/detail/panasonic-electronic-components/ECA-1HHG101B/413609">https://www.digikey.ca/en/products/detail/panasonic-electronic-components/ECA-1HHG101B/413609</text:a> </text:p>
          </table:table-cell>
          <table:table-cell table:number-columns-repeated="1017"/>
        </table:table-row>
        <table:table-row table:style-name="ro1">
          <table:table-cell office:value-type="string">
            <text:p>C5,C10,C12</text:p>
          </table:table-cell>
          <table:table-cell office:value-type="string">
            <text:p>ECA-1HM470</text:p>
          </table:table-cell>
          <table:table-cell office:value-type="float" office:value="3">
            <text:p>3</text:p>
          </table:table-cell>
          <table:table-cell table:style-name="ce2" office:value-type="string">
            <text:p><text:a xlink:href="https://www.digikey.ca/en/products/detail/panasonic-electronic-components/ECA-1HM470/245040">https://www.digikey.ca/en/products/detail/panasonic-electronic-components/ECA-1HM470/245040</text:a> </text:p>
          </table:table-cell>
          <table:table-cell table:number-columns-repeated="1017"/>
        </table:table-row>
        <table:table-row table:style-name="ro1">
          <table:table-cell office:value-type="string">
            <text:p>C7,C9</text:p>
          </table:table-cell>
          <table:table-cell office:value-type="string">
            <text:p>ECA-1HM331</text:p>
          </table:table-cell>
          <table:table-cell office:value-type="float" office:value="2">
            <text:p>2</text:p>
          </table:table-cell>
          <table:table-cell table:style-name="ce2" office:value-type="string">
            <text:p><text:a xlink:href="https://www.digikey.ca/en/products/detail/panasonic-electronic-components/ECA-1HM331/245043">https://www.digikey.ca/en/products/detail/panasonic-electronic-components/ECA-1HM331/245043</text:a> </text:p>
          </table:table-cell>
          <table:table-cell table:number-columns-repeated="1017"/>
        </table:table-row>
        <table:table-row table:style-name="ro1">
          <table:table-cell office:value-type="string">
            <text:p>C13,C17</text:p>
          </table:table-cell>
          <table:table-cell office:value-type="string">
            <text:p>FG26X5R1H106KRT06</text:p>
          </table:table-cell>
          <table:table-cell office:value-type="float" office:value="2">
            <text:p>2</text:p>
          </table:table-cell>
          <table:table-cell table:style-name="ce2" office:value-type="string">
            <text:p><text:a xlink:href="https://www.digikey.ca/en/products/detail/tdk-corporation/FG26X5R1H106KRT06/5812039">https://www.digikey.ca/en/products/detail/tdk-corporation/FG26X5R1H106KRT06/5812039</text:a> </text:p>
          </table:table-cell>
          <table:table-cell table:number-columns-repeated="1017"/>
        </table:table-row>
        <table:table-row table:style-name="ro1">
          <table:table-cell office:value-type="string">
            <text:p>C14</text:p>
          </table:table-cell>
          <table:table-cell office:value-type="string">
            <text:p>FG24X5R1H475KRT00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tdk-corporation/FG24X5R1H475KRT00/7384775">https://www.digikey.ca/en/products/detail/tdk-corporation/FG24X5R1H475KRT00/7384775</text:a> </text:p>
          </table:table-cell>
          <table:table-cell table:number-columns-repeated="1017"/>
        </table:table-row>
        <table:table-row table:style-name="ro1">
          <table:table-cell office:value-type="string">
            <text:p>C16</text:p>
          </table:table-cell>
          <table:table-cell table:style-name="Default" office:value-type="string">
            <text:p>S102K33Y5PP63K5R</text:p>
          </table:table-cell>
          <table:table-cell table:style-name="Default" office:value-type="float" office:value="1">
            <text:p>1</text:p>
          </table:table-cell>
          <table:table-cell table:style-name="ce2" office:value-type="string">
            <text:p><text:a xlink:href="https://www.digikey.ca/en/products/detail/vishay-bc-components/S102K33Y5PP63K5R/2356789">https://www.digikey.ca/en/products/detail/vishay-bc-components/S102K33Y5PP63K5R/2356789</text:a> </text:p>
          </table:table-cell>
          <table:table-cell table:number-columns-repeated="1017"/>
        </table:table-row>
        <table:table-row table:style-name="ro1">
          <table:table-cell office:value-type="string">
            <text:p>L1,L2,L4</text:p>
          </table:table-cell>
          <table:table-cell office:value-type="string">
            <text:p>RL622-1R0K-RC</text:p>
          </table:table-cell>
          <table:table-cell office:value-type="float" office:value="3">
            <text:p>3</text:p>
          </table:table-cell>
          <table:table-cell table:style-name="ce2" office:value-type="string">
            <text:p><text:a xlink:href="https://www.digikey.ca/en/products/detail/bourns-inc/RL622-1R0K-RC/946859">https://www.digikey.ca/en/products/detail/bourns-inc/RL622-1R0K-RC/946859</text:a> </text:p>
          </table:table-cell>
          <table:table-cell table:number-columns-repeated="1017"/>
        </table:table-row>
        <table:table-row table:style-name="ro1">
          <table:table-cell office:value-type="string">
            <text:p>L3</text:p>
          </table:table-cell>
          <table:table-cell office:value-type="string">
            <text:p>RL622-2R2K-RC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bourns-inc/RL622-2R2K-RC/946861">https://www.digikey.ca/en/products/detail/bourns-inc/RL622-2R2K-RC/946861</text:a> </text:p>
          </table:table-cell>
          <table:table-cell table:number-columns-repeated="1017"/>
        </table:table-row>
        <table:table-row table:style-name="ro1">
          <table:table-cell office:value-type="string">
            <text:p>Q1-Q3,Q5</text:p>
          </table:table-cell>
          <table:table-cell office:value-type="string">
            <text:p>2N7000</text:p>
          </table:table-cell>
          <table:table-cell office:value-type="float" office:value="4">
            <text:p>4</text:p>
          </table:table-cell>
          <table:table-cell table:style-name="ce2" office:value-type="string">
            <text:p><text:a xlink:href="https://www.digikey.ca/en/products/detail/on-semiconductor/2N7000/244278">https://www.digikey.ca/en/products/detail/on-semiconductor/2N7000/244278</text:a> </text:p>
          </table:table-cell>
          <table:table-cell table:number-columns-repeated="1017"/>
        </table:table-row>
        <table:table-row table:style-name="ro1">
          <table:table-cell office:value-type="string">
            <text:p>Q4</text:p>
          </table:table-cell>
          <table:table-cell office:value-type="string">
            <text:p>FQP27P06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on-semiconductor/FQP27P06/965349">https://www.digikey.ca/en/products/detail/on-semiconductor/FQP27P06/965349</text:a> </text:p>
          </table:table-cell>
          <table:table-cell table:number-columns-repeated="1017"/>
        </table:table-row>
        <table:table-row table:style-name="ro1">
          <table:table-cell office:value-type="string">
            <text:p>PS1</text:p>
          </table:table-cell>
          <table:table-cell office:value-type="string">
            <text:p>PDQE20-Q24-S24-D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cui-inc/PDQE20-Q24-S24-D/10230159">https://www.digikey.ca/en/products/detail/cui-inc/PDQE20-Q24-S24-D/10230159</text:a> </text:p>
          </table:table-cell>
          <table:table-cell table:number-columns-repeated="1017"/>
        </table:table-row>
        <table:table-row table:style-name="ro1">
          <table:table-cell office:value-type="string">
            <text:p>PS2</text:p>
          </table:table-cell>
          <table:table-cell office:value-type="string">
            <text:p>SKMW30F-05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mean-well-usa-inc/SKMW30F-05/7706818">https://www.digikey.ca/en/products/detail/mean-well-usa-inc/SKMW30F-05/7706818</text:a> </text:p>
          </table:table-cell>
          <table:table-cell table:number-columns-repeated="1017"/>
        </table:table-row>
        <table:table-row table:style-name="ro3">
          <table:table-cell office:value-type="string">
            <text:p>PS3</text:p>
          </table:table-cell>
          <table:table-cell office:value-type="string">
            <text:p>OKI-78SR-3.3/1.5-W36H-C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murata-power-solutions-inc/OKI-78SR-3-3-1-5-W36H-C/4878851">https://www.digikey.ca/en/products/detail/murata-power-solutions-inc/OKI-78SR-3-3-1-5-W36H-C/4878851</text:a> </text:p>
          </table:table-cell>
          <table:table-cell table:number-columns-repeated="1017"/>
        </table:table-row>
        <table:table-row table:style-name="ro1">
          <table:table-cell office:value-type="string">
            <text:p>U1</text:p>
          </table:table-cell>
          <table:table-cell office:value-type="string">
            <text:p>PIC12F1501-I/P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microchip-technology/PIC12F1501-I-P/3046615">https://www.digikey.ca/en/products/detail/microchip-technology/PIC12F1501-I-P/3046615</text:a> 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MCP3426A0T-E/SN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s://www.digikey.ca/en/products/detail/microchip-technology/MCP3426A0T-E-SN/2178722">https://www.digikey.ca/en/products/detail/microchip-technology/MCP3426A0T-E-SN/2178722</text:a> 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2020-01-30</text:date>, <text:time>14:4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7M52S</meta:editing-duration>
    <meta:editing-cycles>5</meta:editing-cycles>
    <meta:generator>OpenOffice/4.1.7$Win32 OpenOffice.org_project/417m1$Build-9800</meta:generator>
    <dc:date>2020-01-30T14:43:45.31</dc:date>
    <dc:creator>cidco </dc:creator>
    <meta:document-statistic meta:table-count="3" meta:cell-count="139" meta:object-count="0"/>
    <meta:user-defined meta:name="Info 1"/>
    <meta:user-defined meta:name="Info 2"/>
    <meta:user-defined meta:name="Info 3"/>
    <meta:user-defined meta:name="Info 4"/>
  </office:meta>
</office:document-meta>
</file>